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c5" officeooo:paragraph-rsid="000ab7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H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9:36:35.738086631</meta:creation-date>
    <dc:date>2023-05-12T09:37:10.133524544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3.7.2$Linux_X86_64 LibreOffice_project/30$Build-2</meta:generator>
  </office:meta>
</office:document-meta>
</file>